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color="#ff00ff" fo:font-weight="bold" style:font-weight-asian="bold" style:font-weight-complex="bold"/>
    </style:style>
    <style:style style:name="T2" style:family="text">
      <style:text-properties fo:color="#ff00ff"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color="#ff00ff" fo:font-style="normal" style:text-underline-style="none" fo:font-weight="bold" style:font-style-asian="normal" style:font-weight-asian="bold" style:font-style-complex="normal" style:font-weight-complex="bold"/>
    </style:style>
    <style:style style:name="T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ough design, any of these can be taken out or changed or added to. Most options can be defaulted to something; ie when adding a new customer, the address type can default to Residential and the State can default to NY/New York. You'll have the option to set defaults or keep them blank</text:p>
      <text:p text:style-name="Standard"/>
      <text:p text:style-name="Standard">Double slashes ( // ) just denote comments</text:p>
      <text:p text:style-name="Standard">* denotes information ill leave to you to setup when first starting/using the program, although if you want to give me a list for each * denoted piece of data then ill put those in as defaults, and you can add or change later</text:p>
      <text:p text:style-name="Standard">//Everything that is indented is just a sub category</text:p>
      <text:p text:style-name="Standard">Customer</text:p>
      <text:p text:style-name="Standard"><text:tab/>Name //multiple</text:p>
      <text:p text:style-name="Standard"><text:tab/><text:tab/>'Is Main Associated Name' option //if true, then the other info will default to this name</text:p>
      <text:p text:style-name="Standard"><text:tab/><text:tab/>Last</text:p>
      <text:p text:style-name="Standard"><text:tab/><text:tab/>First</text:p>
      <text:p text:style-name="Standard"><text:tab/><text:tab/>Middle</text:p>
      <text:p text:style-name="Standard"><text:tab/><text:tab/>Generation //Jr, Sr, II, III, IV etc</text:p>
      <text:p text:style-name="Standard"><text:tab/>Address //multiple</text:p>
      <text:p text:style-name="Standard"><text:tab/><text:tab/>*Address Type //Residential, Business etc</text:p>
      <text:p text:style-name="Standard"><text:tab/><text:tab/>Street</text:p>
      <text:p text:style-name="Standard"><text:tab/><text:tab/>Number</text:p>
      <text:p text:style-name="Standard"><text:tab/><text:tab/>City</text:p>
      <text:p text:style-name="Standard"><text:tab/><text:tab/>State (Can be 2 letter code or Full name or both) </text:p>
      <text:p text:style-name="Standard"><text:tab/><text:tab/>Zip Code + 4</text:p>
      <text:p text:style-name="Standard"><text:tab/><text:tab/>*//Additional options like Apt or Bldg # depending on address type</text:p>
      <text:p text:style-name="Standard"><text:tab/><text:tab/><text:tab/>im not sure what to add specifically</text:p>
      <text:p text:style-name="Standard"><text:tab/><text:tab/>“'Bill To' Same as 'Mail To'” option <text:span text:style-name="T1">– CAN WE HAVE A 'BILL TO' </text:span><text:span text:style-name="T2">AND </text:span><text:span text:style-name="T3"><text:s/>A </text:span><text:span text:style-name="T1">'MAIL TO' OPTION? WITH THE 'MAIL TO' OPTION HAVING A PLACE FOR USING AN EMAIL AS THE 'MAIL TO' AS WELL AS A PLACE TO USE A REGULAR MAILING ADDRESS?</text:span></text:p>
      <text:p text:style-name="Standard"><text:tab/><text:tab/>'Is Bill to Address' option</text:p>
      <text:p text:style-name="Standard"><text:tab/>Contact</text:p>
      <text:p text:style-name="Standard"><text:tab/><text:tab/>Phone //multiple</text:p>
      <text:p text:style-name="Standard"><text:tab/><text:tab/><text:tab/>'Is Main/Preferred contact' option //only one Phone or one email can be set this</text:p>
      <text:p text:style-name="Standard"><text:tab/><text:tab/><text:tab/>'Is Main/Preferred Phone' option //only one phone can be set this</text:p>
      <text:p text:style-name="Standard"><text:tab/><text:tab/><text:tab/>'Is call preferred' option</text:p>
      <text:p text:style-name="Standard"><text:tab/><text:tab/><text:tab/>'Is text preferred' option</text:p>
      <text:p text:style-name="Standard"><text:tab/><text:tab/><text:tab/>*Phone Type //Home, Work, Mobile, Fax etc</text:p>
      <text:p text:style-name="Standard"><text:tab/><text:tab/><text:tab/>Number</text:p>
      <text:p text:style-name="Standard"><text:tab/><text:tab/><text:tab/><text:tab/>Area Code</text:p>
      <text:p text:style-name="Standard"><text:tab/><text:tab/><text:tab/><text:tab/>Prefix </text:p>
      <text:p text:style-name="Standard"><text:tab/><text:tab/><text:tab/><text:tab/>Line Number</text:p>
      <text:p text:style-name="Standard"><text:tab/><text:tab/><text:tab/><text:tab/>Extension</text:p>
      <text:p text:style-name="Standard"><text:tab/><text:tab/><text:tab/><text:tab/>Associated name</text:p>
      <text:p text:style-name="Standard"><text:tab/><text:tab/>Email //multiple</text:p>
      <text:p text:style-name="Standard"><text:tab/><text:tab/><text:tab/>'Is Main/Preferred contact' option //only one Phone or one email can be set this</text:p>
      <text:p text:style-name="Standard"><text:tab/><text:tab/><text:tab/>'Is Main/Preferred Email' option //only one email can be set this</text:p>
      <text:p text:style-name="Standard"><text:tab/><text:tab/><text:tab/>*Email Type //Personal, Work etc</text:p>
      <text:p text:style-name="Standard"><text:tab/><text:tab/><text:tab/>Email address</text:p>
      <text:p text:style-name="Standard"><text:tab/><text:tab/><text:tab/><text:tab/>Name //johndoe</text:p>
      <text:p text:style-name="Standard"><text:tab/><text:tab/><text:tab/><text:tab/>Provider //@gmail</text:p>
      <text:p text:style-name="Standard"><text:soft-page-break/><text:tab/><text:tab/><text:tab/><text:tab/>Domain Register //.com, .org, .net etc</text:p>
      <text:p text:style-name="Standard"><text:tab/><text:tab/><text:tab/>Associated name</text:p>
      <text:p text:style-name="Standard"><text:tab/>Account<text:tab/></text:p>
      <text:p text:style-name="Standard"><text:tab/><text:tab/>Number //doesnt just have to be numbers </text:p>
      <text:p text:style-name="Standard"><text:tab/><text:tab/><text:tab/>could be Initials + numbers or whatever you'd like: RTJ-1001</text:p>
      <text:p text:style-name="Standard"><text:tab/><text:tab/><text:tab/>something mnemonic </text:p>
      <text:p text:style-name="Standard"><text:tab/><text:tab/>*Account Type /<text:span text:style-name="T4">/Loyalty, Full Service Contract, COD etc</text:span></text:p>
      <text:p text:style-name="P1"><text:tab/><text:tab/><text:tab/><text:tab/>cleaning dates</text:p>
      <text:p text:style-name="Standard"><text:tab/><text:tab/>*Customer Status //<text:span text:style-name="T4">Good/asshole/delinquent etc</text:span></text:p>
      <text:p text:style-name="Standard"><text:tab/><text:tab/>Credit Information</text:p>
      <text:p text:style-name="Standard"><text:tab/><text:tab/><text:tab/>Card</text:p>
      <text:p text:style-name="Standard"><text:tab/><text:tab/><text:tab/><text:tab/>*Type //Visa, Master Card, American Express, Discover</text:p>
      <text:p text:style-name="Standard"><text:tab/><text:tab/><text:tab/><text:tab/>Number</text:p>
      <text:p text:style-name="Standard"><text:tab/><text:tab/><text:tab/><text:tab/>CVV</text:p>
      <text:p text:style-name="Standard"><text:tab/><text:tab/><text:tab/><text:tab/>Exp Date</text:p>
      <text:p text:style-name="Standard"><text:tab/><text:tab/><text:tab/><text:tab/>Name on Card //this can be set to auto fill an associated name if desired</text:p>
      <text:p text:style-name="Standard"><text:tab/><text:tab/><text:tab/><text:tab/>Mailing address for that card</text:p>
      <text:p text:style-name="Standard"><text:tab/><text:tab/><text:tab/>Tax</text:p>
      <text:p text:style-name="Standard"><text:tab/><text:tab/><text:tab/><text:tab/>*Codes //<text:span text:style-name="T4">Suffolk County Service 8.625%</text:span></text:p>
      <text:p text:style-name="P1"><text:tab/><text:tab/><text:tab/><text:tab/><text:tab/> <text:bookmark-start text:name="__DdeLink__581_372109780"/><text:bookmark-end text:name="__DdeLink__581_372109780"/></text:p>
      <text:p text:style-name="Standard"><text:tab/><text:tab/><text:tab/><text:tab/>//Any other pertinent tax info? If you can think of any then let me know</text:p>
      <text:p text:style-name="Standard"><text:tab/><text:tab/>Budget / Escrow Information</text:p>
      <text:p text:style-name="Standard"><text:tab/><text:tab/><text:tab/>Budget</text:p>
      <text:p text:style-name="Standard"><text:tab/><text:tab/><text:tab/><text:tab/>Anniversary</text:p>
      <text:p text:style-name="Standard"><text:tab/><text:tab/><text:tab/><text:tab/>Amounts //what is amounts and can it be broken down into smaller pieces</text:p>
      <text:p text:style-name="Standard"><text:tab/><text:tab/><text:tab/>Escrow</text:p>
      <text:p text:style-name="Standard"><text:tab/><text:tab/><text:tab/><text:tab/>Anniversary</text:p>
      <text:p text:style-name="Standard"><text:tab/><text:tab/><text:tab/><text:tab/>Amounts //what is amounts and can it be broken down into smaller pieces</text:p>
      <text:p text:style-name="Standard"><text:tab/><text:tab/>*Delivery Information</text:p>
      <text:p text:style-name="Standard"><text:tab/><text:tab/><text:tab/>Tank Size</text:p>
      <text:p text:style-name="Standard"><text:tab/><text:tab/><text:tab/>Fill location //<text:span text:style-name="T4">Front/Left side/Right side/Rear</text:span></text:p>
      <text:p text:style-name="P1"><text:tab/><text:tab/><text:tab/> <text:s text:c="7"/><text:tab/>ANOTHER SPACE HERE FOR ADDITIONAL DELIV INFO</text:p>
      <text:p text:style-name="Standard"><text:tab/><text:tab/><text:tab/>Tax code /<text:span text:style-name="T4">Suffolk County Oil 2.5%)</text:span></text:p>
      <text:p text:style-name="Standard"><text:span text:style-name="T4"><text:tab/><text:tab/><text:tab/><text:tab/> <text:s text:c="4"/>Suffolk County PBT (oil)</text:span></text:p>
      <text:p text:style-name="Standard"><text:tab/><text:tab/><text:tab/>Special instructions //likely a little text box area for you to type in</text:p>
      <text:p text:style-name="Standard"><text:tab/><text:tab/>*Service Information</text:p>
      <text:p text:style-name="Standard"><text:tab/><text:tab/><text:tab/>Boiler make</text:p>
      <text:p text:style-name="Standard"><text:tab/><text:tab/><text:tab/>Burner</text:p>
      <text:p text:style-name="Standard"><text:tab/><text:tab/><text:tab/>Nozzle size</text:p>
      <text:p text:style-name="Standard"><text:tab/><text:tab/><text:tab/>Water Heater</text:p>
      <text:p text:style-name="Standard"><text:tab/><text:tab/><text:tab/>System Parts</text:p>
      <text:p text:style-name="Standard"><text:tab/><text:tab/><text:tab/></text:p>
      <text:p text:style-name="Standard"/>
      <text:p text:style-name="Standard"><text:tab/><text:tab/><text:tab/><text:tab/>Dates</text:p>
      <text:p text:style-name="Standard"><text:tab/><text:tab/><text:tab/><text:tab/>Cleaning</text:p>
      <text:p text:style-name="Standard"><text:tab/><text:tab/><text:tab/><text:tab/>Service</text:p>
      <text:p text:style-name="Standard"><text:tab/><text:tab/><text:tab/><text:tab/>//other dates you may want to add</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Everything in Account and onward is more business specific logic which I don't necessarily understand. If there are any pieces of information that can be broken down further then do break them down. For instance, Contract Info in Service Information. What exactly can that break down into; what smaller pieces of information make up Contract info. Perhaps the nozzle or system parts have a specific make and size or they could just be a simple list sizes or whatever.</text:p>
      <text:p text:style-name="Standard"/>
      <text:p text:style-name="Standard">When filling in customer info, I can set minimum requirements if desired or just let you add completely blank customers.</text:p>
      <text:p text:style-name="Standard"/>
      <text:p text:style-name="Standard">The only places I could see a use for character count restrictions would be with entering numbers in certain spots like phone numbers or credit cards but other than that there shouldnt be a need for that when entering a name or a street etc</text:p>
      <text:p text:style-name="Standard"/>
      <text:p text:style-name="Standard">The reason I want to break down everything into the smallest pieces of information is so that I can give you more control over everything when you start using the program</text:p>
      <text:p text:style-name="Standard"/>
      <text:p text:style-name="Standard">When searching for customers I'll give you the option to search pretty much on any piece of information about. I'll give you the choice to pick what filters you want, along with some basic ones like searching on name (any part), acct #, any piece from contact info.</text:p>
      <text:p text:style-name="Standard"/>
      <text:p text:style-name="Standard">The main problem going forward is enabling proper security for financial info and username/password storage. I'll need to do some research into cryptography and security algorithms. I know you mentioned something about PCI compliance I think it was. If you could get more info about that so I can make sure everything is within whatever regulations.</text:p>
      <text:p text:style-name="Standard"/>
      <text:p text:style-name="Standard">I'll be working on a rough user interface design over the next few weeks and I'll either send you screenshots or just send you an actual copy of the program for you to play wit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WHAT DO WE NEED TO HAVE IN A CUSTOMER MASTER LIST</text:p>
      <text:p text:style-name="Standard"/>
      <text:p text:style-name="Standard">Master customer list that once a name is filtered on will open up the entire customer history including the ability to modify the information held therein.</text:p>
      <text:p text:style-name="Standard"><text:tab/>Under each cust name</text:p>
      <text:p text:style-name="Standard"><text:tab/><text:tab/>Basic name address phones</text:p>
      <text:p text:style-name="Standard"><text:tab/><text:tab/>ability to assign account numbers</text:p>
      <text:p text:style-name="Standard"><text:tab/><text:tab/>ability to enter multiple phones</text:p>
      <text:p text:style-name="Standard"><text:tab/><text:tab/>ability to enter multiple emails</text:p>
      <text:p text:style-name="Standard"><text:tab/><text:tab/>NOTES </text:p>
      <text:p text:style-name="Standard"><text:tab/>Service Information</text:p>
      <text:p text:style-name="Standard"><text:tab/><text:tab/>Anniversary of annual</text:p>
      <text:p text:style-name="Standard"><text:tab/><text:tab/>Any service performed including capital improvements</text:p>
      <text:p text:style-name="Standard"><text:tab/>Delivery Information</text:p>
      <text:p text:style-name="Standard"><text:tab/><text:tab/>Ability to get total gallons or money spent for any date range.</text:p>
      <text:p text:style-name="Standard"><text:tab/></text:p>
      <text:p text:style-name="Standard"><text:tab/>Credit Information</text:p>
      <text:p text:style-name="Standard"><text:tab/><text:tab/>ability to keep (PCI compliant) multiple credit card/banking information</text:p>
      <text:p text:style-name="Standard"><text:tab/>Tax information</text:p>
      <text:p text:style-name="Standard"><text:tab/>Customer system type information</text:p>
      <text:p text:style-name="Standard"/>
      <text:p text:style-name="Standard"/>
      <text:p text:style-name="Standard">MASTER LIST CONFIGURATION</text:p>
      <text:p text:style-name="Standard">Customer number (assigned by system)</text:p>
      <text:p text:style-name="Standard">last name</text:p>
      <text:p text:style-name="Standard">first names</text:p>
      <text:p text:style-name="Standard">street address</text:p>
      <text:p text:style-name="Standard">city state zip</text:p>
      <text:p text:style-name="Standard">phone number(s) (main phone # &amp; supplemental)</text:p>
      <text:p text:style-name="Standard">email(s) (main email &amp; supplemental email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gel Libucha</meta:initial-creator>
    <meta:creation-date>2018-03-30T09:27:16.15</meta:creation-date>
    <dc:date>2018-04-07T18:26:45.30</dc:date>
    <meta:editing-duration>PT9H23M29S</meta:editing-duration>
    <meta:editing-cycles>7</meta:editing-cycles>
    <meta:generator>OpenOffice/4.0.1$Win32 OpenOffice.org_project/401m5$Build-9714</meta:generator>
    <meta:document-statistic meta:table-count="0" meta:image-count="0" meta:object-count="0" meta:page-count="5" meta:paragraph-count="121" meta:word-count="965" meta:character-count="5922"/>
  </office:meta>
</office:document-meta>
</file>